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writing-mode="page"/>
      <style:text-properties officeooo:rsid="00063949" officeooo:paragraph-rsid="00063949"/>
    </style:style>
    <style:style style:name="P2" style:family="paragraph" style:parent-style-name="Standard">
      <style:paragraph-properties fo:line-height="200%" style:writing-mode="page"/>
      <style:text-properties officeooo:rsid="000245ba" officeooo:paragraph-rsid="00055d55"/>
    </style:style>
    <style:style style:name="P3" style:family="paragraph" style:parent-style-name="Standard">
      <style:paragraph-properties fo:line-height="200%" style:writing-mode="page"/>
      <style:text-properties style:text-underline-style="solid" style:text-underline-width="auto" style:text-underline-color="font-color" officeooo:rsid="00063949" officeooo:paragraph-rsid="00063949"/>
    </style:style>
    <style:style style:name="T1" style:family="text">
      <style:text-properties officeooo:rsid="000283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arratives Tenses :</text:p>
      <text:p text:style-name="P2"/>
      <text:p text:style-name="P2"><text:tab/>I was sleeping when someone knocked at the front door. It was my friend, he had been running a lot in the town because he had forgotten his key in his flat. Fortunately, three weeks before, he gave me one, just in case. <text:span text:style-name="T1">While he had been starting to speak to me, I had remembered the place of the key. It had been taking a long time to remembered, I was tired of that quick wake-up. He had been waiting for a while, but when I had found the key in the sideboard drawer, between a lot of mess, he had been so happy. He came back to his flat, opened it, got his massives keys and then he ran until my flat, in order to bring me the second key. He gave thank and forgave me a lot, maybe too much but it was late in the nigh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200%" style:writing-mode="page"/>
      <style:text-properties officeooo:rsid="00063949" officeooo:paragraph-rsid="00063949"/>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osnier Florian<text:tab/><text:tab/><text:tab/><text:tab/><text:tab/><text:tab/><text:tab/><text:tab/><text:tab/><text:tab/>P49 G2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5T20:59:06.306680864</meta:creation-date>
    <dc:date>2017-10-16T05:25:41.373000000</dc:date>
    <meta:editing-duration>PT9M52S</meta:editing-duration>
    <meta:editing-cycles>5</meta:editing-cycles>
    <meta:generator>LibreOffice/5.1.5.2$Windows_x86 LibreOffice_project/7a864d8825610a8c07cfc3bc01dd4fce6a9447e5</meta:generator>
    <meta:print-date>2017-10-16T05:24:26.821000000</meta:print-date>
    <meta:document-statistic meta:table-count="0" meta:image-count="0" meta:object-count="0" meta:page-count="1" meta:paragraph-count="3" meta:word-count="156" meta:character-count="776" meta:non-whitespace-character-count="612"/>
  </office:meta>
</office:document-meta>
</file>